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coonCrawlerImpl.configure( Configuration configuration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CocoonCrawler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craw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setDefaultExcludeFromCraw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coonCrawler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coonCrawlerImpl.getLinks( URL url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SimpleCocoonCrawler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CrawlerIterator.CocoonCrawlerIterator( SimpleCocoonCrawlerImpl cocoonCraw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SimpleCocoonCrawl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coonCrawlerImpl.isExcludedURL( String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CrawlerIterator.n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CocoonCrawlerImpl.isIncludedURL( String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CocoonCrawlerImpl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coonCrawlerImpl.crawl( URL url , int max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